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right" fo:margin-left="36.00pt" fo:text-indent="0.00pt" fo:margin-bottom="10.00pt"/>
    </style:style>
    <style:style style:name="P3" style:family="paragraph">
      <style:paragraph-properties fo:line-height="100.00%" fo:text-align="right" fo:margin-left="36.00pt" fo:text-indent="0.00pt" fo:margin-bottom="10.00pt"/>
    </style:style>
    <style:style style:name="P4" style:family="paragraph">
      <style:paragraph-properties fo:line-height="115.00%" fo:text-align="right" fo:margin-left="36.00pt" fo:text-indent="0.00pt" fo:margin-bottom="10.00pt"/>
    </style:style>
    <style:style style:name="P5" style:family="paragraph">
      <style:paragraph-properties fo:line-height="115.00%" fo:text-align="righ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right" fo:margin-bottom="10.00pt"/>
    </style:style>
  </office:automatic-styles>
  <office:body>
    <office:text>
      <text:p text:style-name="P1"><text:span text:style-name="T1">בס</text:span><text:span text:style-name="T2">"</text:span><text:span text:style-name="T3">ד</text:span><text:span text:style-name="T4"/></text:p>
      <text:p text:style-name="P1"><text:span text:style-name="T5">פרויקט לגו<text:s/></text:span><text:span text:style-name="T6">-<text:s/></text:span><text:span text:style-name="T7">סיכום מחקר וממצאים</text:span><text:span text:style-name="T8"/></text:p>
      <text:p text:style-name="P1"><text:span text:style-name="T9">המטרה</text:span><text:span text:style-name="T10">:<text:s/></text:span><text:span text:style-name="T11">להעביר את האחריות לבדיקה הראשונית ללקוח</text:span><text:span text:style-name="T12">,<text:s/></text:span><text:span text:style-name="T13">ולצמצם את מספר הפניות לחמ</text:span><text:span text:style-name="T14">"</text:span><text:span text:style-name="T15">ל מרקורי למינימום האפשרי</text:span><text:span text:style-name="T16">.</text:span><text:span text:style-name="T17"/></text:p>
      <text:p text:style-name="P1"><text:span text:style-name="T18">מידע מהלקוח</text:span><text:span text:style-name="T19">:</text:span><text:span text:style-name="T20"><text:s/></text:span><text:span text:style-name="T21"/></text:p>
      <text:p text:style-name="P1"><text:span text:style-name="T22">1</text:span><text:span text:style-name="T23">.<text:s/></text:span><text:span text:style-name="T24">הלקוח יעלה למקום המתאים</text:span><text:span text:style-name="T25"><text:s text:c="3"/></text:span><text:span text:style-name="T26"/></text:p>
      <text:p text:style-name="P1"><text:span text:style-name="T27"><text:s/></text:span><text:span text:style-name="T28">או קבצי לוג בגרסאות ישנות יותר של גשר</text:span><text:span text:style-name="T29">.</text:span><text:span text:style-name="T30"><text:s/>collect debug<text:s/></text:span><text:span text:style-name="T31"/></text:p>
      <text:p text:style-name="P1"><text:span text:style-name="T32">2</text:span><text:span text:style-name="T33">.<text:s/></text:span><text:span text:style-name="T34">זמן משוער בו התרחשה התקלה</text:span><text:span text:style-name="T35"/></text:p>
      <text:p text:style-name="P1"><text:span text:style-name="T36">פעולה ראשונית<text:s/></text:span><text:span text:style-name="T37">(</text:span><text:span text:style-name="T38">ע</text:span><text:span text:style-name="T39">"</text:span><text:span text:style-name="T40">י הפרונט</text:span><text:span text:style-name="T41">):<text:s/></text:span><text:span text:style-name="T42">חילוץ המידע הרלוונטי לפרק הזמן בו התרחשה התקלה</text:span><text:span text:style-name="T43">.<text:s/></text:span><text:span text:style-name="T44">יש להפעיל שיקול דעת על מנת לקבוע מה פרק הזמן הרצוי</text:span><text:span text:style-name="T45">,<text:s/></text:span><text:span text:style-name="T46">כאשר מצד אחד נרצה לצמצם ככל האפשר את הזמן על מנת להקטין את המידע אותו נצטרך לעבד<text:s/></text:span><text:span text:style-name="T47">(</text:span><text:span text:style-name="T48">וממילא לייעל את מהירות פעילות המערכת</text:span><text:span text:style-name="T49">..)<text:s/></text:span><text:span text:style-name="T50">ומצד שני לא לפספס נתונים קריטיים</text:span><text:span text:style-name="T51">. -<text:s/></text:span><text:span text:style-name="T52">לצורך כך יש להתייעץ עם בעלי ניסיון באיתור ופתרון תקלות לגבי טווח הזמן המומלץ</text:span><text:span text:style-name="T53">.</text:span><text:span text:style-name="T54"/></text:p>
      <text:p text:style-name="P1"><text:span text:style-name="T55">לאחר חילוץ המידע נעמיד ללקוח מספר שאלות על מנת לוודא שהתקלה לא נגרמה מדברים בסיסיים</text:span><text:span text:style-name="T56">,<text:s/></text:span><text:span text:style-name="T57">כמו החוקים המוגדרים בגשר וכדו</text:span><text:span text:style-name="T58">'</text:span><text:span text:style-name="T59">.</text:span><text:span text:style-name="T60"><text:s text:c="2"/></text:span><text:span text:style-name="T61"/></text:p>
      <text:p text:style-name="P2"><text:span text:style-name="T62">כלומר</text:span><text:span text:style-name="T63">:<text:s/></text:span><text:span text:style-name="T64">נשאל אותו מה הכיווניות</text:span><text:span text:style-name="T65">,<text:s/></text:span><text:span text:style-name="T66">שאלות לגבי מספרי</text:span><text:span text:style-name="T67"/></text:p>
      <text:p text:style-name="P2"><text:span text:style-name="T68"><text:s/></text:span><text:span text:style-name="T69">וכו</text:span><text:span text:style-name="T70">'</text:span><text:span text:style-name="T71"><text:s/></text:span><text:span text:style-name="T72">IP</text:span><text:span text:style-name="T73"><text:s/></text:span><text:span text:style-name="T74">ADN</text:span><text:span text:style-name="T75"><text:s/></text:span><text:span text:style-name="T76">PORT</text:span><text:span text:style-name="T77"/></text:p>
      <text:p text:style-name="P2"><text:span text:style-name="T78">במידה ואין התאמה לנתונים הקיימים בגשר<text:s/></text:span><text:span text:style-name="T79">-<text:s/></text:span><text:span text:style-name="T80">נשקף זאת ללקוח</text:span><text:span text:style-name="T81">.</text:span><text:span text:style-name="T82"/></text:p>
      <text:p text:style-name="P2"><text:span text:style-name="T83">לאחר מכן המטרה היא לנתח את הלוגים</text:span><text:span text:style-name="T84">,<text:s/></text:span><text:span text:style-name="T85">וכאן ישנם שני אתגרים</text:span><text:span text:style-name="T86">:</text:span><text:span text:style-name="T87"/></text:p>
      <text:p text:style-name="P2"><text:span text:style-name="T88">1</text:span><text:span text:style-name="T89">.<text:s/></text:span><text:span text:style-name="T90">לפרסר את קבצי הלוג בצורה שנוכל לעבוד איתם<text:s/></text:span><text:span text:style-name="T91">-<text:s/></text:span><text:span text:style-name="T92">יפורט בהמשך</text:span><text:span text:style-name="T93"/></text:p>
      <text:p text:style-name="P2"><text:span text:style-name="T94">2</text:span><text:span text:style-name="T95">.<text:s/></text:span><text:span text:style-name="T96">לבדוק עם מנוסים בתחום<text:s/></text:span><text:span text:style-name="T97">-<text:s/></text:span><text:span text:style-name="T98">האם באמת קיימים מאגר של חוקים שניתן לומר</text:span><text:span text:style-name="T99">,<text:s/></text:span><text:span text:style-name="T100">אם קיימים לוגים אלו ואלו</text:span><text:span text:style-name="T101">,<text:s/></text:span><text:span text:style-name="T102">סימן שהתקלה היא כזו</text:span><text:span text:style-name="T103">... -<text:s/></text:span><text:span text:style-name="T104">טרם קיבלתי מענה על שאלה זו</text:span><text:span text:style-name="T105">.</text:span><text:span text:style-name="T106"/></text:p>
      <text:p text:style-name="P2"><text:span text:style-name="T107">פרסור הלוגים</text:span><text:span text:style-name="T108"/></text:p>
      <text:p text:style-name="P2"><text:span text:style-name="T109">כל שיכתב להלן הם תוצאות של בדיקה ומחקר של הכלים הקיימים</text:span><text:span text:style-name="T110">,<text:s/></text:span><text:span text:style-name="T111">עדיין<text:s/></text:span><text:span text:style-name="T112">-<text:s/></text:span><text:span text:style-name="T113">ללא ניסוי בפועל על הלוגים של הגשר עצמו</text:span><text:span text:style-name="T114">. (</text:span><text:span text:style-name="T115">את זה ניתן לעשות רק דרך המצו</text:span><text:span text:style-name="T116">"</text:span><text:span text:style-name="T117">בנט</text:span><text:span text:style-name="T118">,<text:s/></text:span><text:span text:style-name="T119">צריך לראות אם המערכת כבר עובדת באופן תקין</text:span><text:span text:style-name="T120">)</text:span><text:span text:style-name="T121"/></text:p>
      <text:p text:style-name="P2"><text:span text:style-name="T122">קיים מערך של כלים הנקרא</text:span><text:span text:style-name="T123">:</text:span><text:span text:style-name="T124"/></text:p>
      <text:p text:style-name="P2"><text:span text:style-name="T125">ELK</text:span><text:span text:style-name="T126"><text:s/></text:span><text:span text:style-name="T127">-</text:span><text:span text:style-name="T128"><text:s/></text:span><text:span text:style-name="T129">Elastic search Logstash Kibana</text:span><text:span text:style-name="T130"/></text:p>
      <text:p text:style-name="P2"><text:span text:style-name="T131">מדובר בקוד פתוח שניתן להשתמש בבו ללא עלות</text:span><text:span text:style-name="T132">.</text:span><text:span text:style-name="T133"/></text:p>
      <text:p text:style-name="P2"><text:span text:style-name="T134">הסבר כללי</text:span><text:span text:style-name="T135">:</text:span><text:span text:style-name="T136"/></text:p>
      <text:p text:style-name="P2"><text:span text:style-name="T137">Elastic search</text:span><text:span text:style-name="T138"/></text:p>
      <text:p text:style-name="P2"><text:span text:style-name="T139">זה מנוע וכלי לניתוח טקסט</text:span><text:span text:style-name="T140"/></text:p>
      <text:p text:style-name="P2"><text:span text:style-name="T141">Logstash</text:span><text:span text:style-name="T142"/></text:p>
      <text:p text:style-name="P2"><text:span text:style-name="T143">זו תוספת המסייעת לנו להתמודד עם פרסור לוגים</text:span><text:span text:style-name="T144"/></text:p>
      <text:p text:style-name="P2"><text:span text:style-name="T145">Kibana</text:span><text:span text:style-name="T146"/></text:p>
      <text:p text:style-name="P2"><text:span text:style-name="T147">היא המערכת הויזואלית<text:s/></text:span><text:span text:style-name="T148">(</text:span><text:span text:style-name="T149">נחמד לעבוד איתה לצורך למידת הכלי</text:span><text:span text:style-name="T150">,<text:s/></text:span><text:span text:style-name="T151">אך לא נראה שיש בה צורך בלגו עצמו</text:span><text:span text:style-name="T152">)</text:span><text:span text:style-name="T153"/></text:p>
      <text:p text:style-name="P2"><text:span text:style-name="T154">התקנת המערכת בוצעה לאחרונה ע</text:span><text:span text:style-name="T155">"</text:span><text:span text:style-name="T156">י דוד יאנובסקי במצו</text:span><text:span text:style-name="T157">"</text:span><text:span text:style-name="T158">בנט<text:s/></text:span><text:span text:style-name="T159">(</text:span><text:span text:style-name="T160">הייתה איזושהיא תקלה<text:s/></text:span><text:span text:style-name="T161">-<text:s/></text:span><text:span text:style-name="T162">סודרה</text:span><text:span text:style-name="T163">?</text:span><text:span text:style-name="T164">)</text:span><text:span text:style-name="T165"/></text:p>
      <text:p text:style-name="P2"><text:span text:style-name="T166">ניתן להתחבר ל</text:span><text:span text:style-name="T167">-</text:span><text:span text:style-name="T168">מערכת הנ</text:span><text:span text:style-name="T169">"</text:span><text:span text:style-name="T170">ל דרך פייתון ע</text:span><text:span text:style-name="T171">"</text:span><text:span text:style-name="T172">י אחת משתי הדרכים</text:span><text:span text:style-name="T173">:</text:span><text:span text:style-name="T174"/></text:p>
      <text:p text:style-name="P2"><text:span text:style-name="T175">1</text:span><text:span text:style-name="T176">.</text:span><text:span text:style-name="T177"><text:s/></text:span><text:span text:style-name="T178"/></text:p>
      <text:p text:style-name="P2"><text:span text:style-name="T179">API</text:span><text:span text:style-name="T180"/></text:p>
      <text:p text:style-name="P3"><text:a xlink:href="https://github.com/reutyak/Lego/blob/main/api_elastic.py"><text:span text:style-name="T181">https://github.com/reutyak/Lego/blob/main/api_elastic.py</text:span></text:a><text:span text:style-name="T182"/></text:p>
      <text:p text:style-name="P3"><text:span text:style-name="T183">2</text:span><text:span text:style-name="T184">.</text:span><text:span text:style-name="T185"/></text:p>
      <text:p text:style-name="P3"><text:span text:style-name="T186">שימוש בספרייה הקיימת בפייתון</text:span><text:span text:style-name="T187"/></text:p>
      <text:p text:style-name="P3"><text:span text:style-name="T188">Elasticsearch</text:span><text:span text:style-name="T189"/></text:p>
      <text:p text:style-name="P4"><text:a xlink:href="https://github.com/reutyak/Lego/blob/main/ELASTIC.py"><text:span text:style-name="T190">https://github.com/reutyak/Lego/blob/main/ELASTIC.py</text:span></text:a><text:span text:style-name="T191"/></text:p>
      <text:p text:style-name="P4"><text:span text:style-name="T192">פורמטים שונים של לוגים</text:span><text:span text:style-name="T193"/></text:p>
      <text:p text:style-name="P4"><text:span text:style-name="T194">הנקודה הנוספת איתה יש להתמודד היא העובדה כי קיימים פורמטים שונים ללוגים בגשר</text:span><text:span text:style-name="T195">.<text:s/></text:span><text:span text:style-name="T196">כלומר בקבצי הלוגים של הגשר קיימים מספר פורמטים ללוג והפורמט אינו אחיד כלל</text:span><text:span text:style-name="T197">.</text:span><text:span text:style-name="T198"/></text:p>
      <text:p text:style-name="P4"><text:span text:style-name="T199">ובאופן דיפולטיבי המערכת הנ</text:span><text:span text:style-name="T200">"</text:span><text:span text:style-name="T201">ל יודעת להתמודד ולפרסר לוגים רק כאשר הפורמט הוא אחיד</text:span><text:span text:style-name="T202">.</text:span><text:span text:style-name="T203"/></text:p>
      <text:p text:style-name="P4"><text:span text:style-name="T204">לכן יש צורך להוסיף קובץ קונפיגורציה לתיקייה שממנה מריצים את ה<text:s/></text:span><text:span text:style-name="T205">-</text:span><text:span text:style-name="T206"/></text:p>
      <text:p text:style-name="P4"><text:span text:style-name="T207">logstash</text:span><text:span text:style-name="T208"/></text:p>
      <text:p text:style-name="P4"><text:span text:style-name="T209">לדוגמא</text:span><text:span text:style-name="T210">:<text:s/></text:span><text:span text:style-name="T211">אצלי במחשב זה נמצא בנתיב</text:span><text:span text:style-name="T212">:</text:span><text:span text:style-name="T213"/></text:p>
      <text:p text:style-name="P4"><text:span text:style-name="T214">C:\elastic_stack\logstash\logstash-</text:span><text:span text:style-name="T215">8.11.4</text:span><text:span text:style-name="T216">\bin</text:span><text:span text:style-name="T217">\</text:span><text:span text:style-name="T218">logstash.conf</text:span><text:span text:style-name="T219"/></text:p>
      <text:p text:style-name="P5"><text:span text:style-name="T220">בקובץ הזה מגדירים את<text:s/></text:span><text:span text:style-name="T221">המקור<text:s/></text:span><text:span text:style-name="T222">ממנו מטעינים את הלוגים</text:span><text:span text:style-name="T223"/></text:p>
      <text:p text:style-name="P5"><text:span text:style-name="T224">את<text:s/></text:span><text:span text:style-name="T225">הפילטרים<text:s/></text:span><text:span text:style-name="T226">-<text:s/></text:span><text:span text:style-name="T227">קיימים פילטרים שונים</text:span><text:span text:style-name="T228">,<text:s/></text:span><text:span text:style-name="T229">כאשר אחד מהם<text:s/></text:span><text:span text:style-name="T230">(</text:span><text:span text:style-name="T231">כמו שמצורף בדוגמא להלן</text:span><text:span text:style-name="T232">)<text:s/></text:span><text:span text:style-name="T233">מאפשר לטעון מספר פורמטים של לוגים</text:span><text:span text:style-name="T234">. (</text:span><text:span text:style-name="T235">יש לחקור ולבדוק פילטרים נוספים</text:span><text:span text:style-name="T236">)</text:span><text:span text:style-name="T237"/></text:p>
      <text:p text:style-name="P5"><text:span text:style-name="T238">ואת<text:s/></text:span><text:span text:style-name="T239">היעד<text:s/></text:span><text:span text:style-name="T240">-<text:s/></text:span><text:span text:style-name="T241">אליו יגיע הפלט</text:span><text:span text:style-name="T242"/></text:p>
      <text:p text:style-name="P5"><text:span text:style-name="T243">מומלץ להשתמש באלסטיק כיעד</text:span><text:span text:style-name="T244">,<text:s/></text:span><text:span text:style-name="T245">למעשה הוא משמש כ</text:span><text:span text:style-name="T246">-</text:span><text:span text:style-name="T247"/></text:p>
      <text:p text:style-name="P5"><text:span text:style-name="T248">database</text:span><text:span text:style-name="T249"/></text:p>
      <text:p text:style-name="P5"><text:span text:style-name="T250">בסופו של דבר כאשר נשאב את הפלט דרך פייתון אנחנו אמורים לקבל מערך של לוגים</text:span><text:span text:style-name="T251">,<text:s/></text:span><text:span text:style-name="T252">כאשר כל לוג מיוצג כמילון עם מפתחות מתאימים</text:span><text:span text:style-name="T253">.<text:s/></text:span><text:span text:style-name="T254">וכך לכאורה יהיה ניתן לבצע חיפוש ע</text:span><text:span text:style-name="T255">"</text:span><text:span text:style-name="T256">פ חוקים המצביעים על תקלות שנגדיר</text:span><text:span text:style-name="T257">.</text:span><text:span text:style-name="T258"/></text:p>
      <text:p text:style-name="P5"><text:a xlink:href="https://github.com/reutyak/Lego/blob/main/logstash.conf"><text:span text:style-name="T259">https://github.com/reutyak/Lego/blob/main/logstash.conf</text:span></text:a><text:span text:style-name="T260"/></text:p>
      <text:p text:style-name="P6"><text:span text:style-name="T261">בהצלחה</text:span><text:span text:style-name="T262">!!!</text:span><text:span text:style-name="T263"/></text:p>
      <text:p text:style-name="P7"><text:span text:style-name="T264"><text:s/></text:span><text:span text:style-name="T26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